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2.9403in" style:rel-column-width="28922*"/>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6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8"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9" style:family="paragraph" style:parent-style-name="Footnote">
      <style:text-properties officeooo:paragraph-rsid="00230fae"/>
    </style:style>
    <style:style style:name="P70" style:family="paragraph" style:parent-style-name="Heading_20_1" style:master-page-name="First_20_Page">
      <style:paragraph-properties style:page-number="auto"/>
    </style:style>
    <style:style style:name="P71" style:family="paragraph" style:parent-style-name="Heading_20_1">
      <style:paragraph-properties>
        <style:tab-stops>
          <style:tab-stop style:position="4.3575in"/>
        </style:tab-stops>
      </style:paragraph-properties>
    </style:style>
    <style:style style:name="P72" style:family="paragraph" style:parent-style-name="Heading_20_3">
      <style:paragraph-properties>
        <style:tab-stops>
          <style:tab-stop style:position="0.5953in"/>
        </style:tab-stops>
      </style:paragraph-properties>
    </style:style>
    <style:style style:name="P73" style:family="paragraph" style:parent-style-name="Heading_20_3">
      <style:paragraph-properties fo:margin-top="0.1181in" fo:margin-bottom="0in" style:contextual-spacing="false"/>
    </style:style>
    <style:style style:name="P74" style:family="paragraph" style:parent-style-name="Heading_20_4">
      <style:paragraph-properties fo:margin-top="0.1181in" fo:margin-bottom="0in" style:contextual-spacing="false"/>
    </style:style>
    <style:style style:name="P75"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6"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9" style:family="paragraph" style:parent-style-name="Standard" style:list-style-name="L1">
      <style:text-properties style:font-name="Arial" fo:font-style="normal" style:font-style-asian="normal" style:font-style-complex="normal"/>
    </style:style>
    <style:style style:name="P80" style:family="paragraph" style:parent-style-name="Standard" style:list-style-name="L2"/>
    <style:style style:name="P81" style:family="paragraph" style:parent-style-name="Standard" style:list-style-name="L3">
      <style:paragraph-properties fo:margin-top="0in" fo:margin-bottom="0in" style:contextual-spacing="false" fo:line-height="100%"/>
    </style:style>
    <style:style style:name="P82"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3" style:family="paragraph" style:parent-style-name="Standard" style:list-style-name="L4">
      <style:paragraph-properties fo:margin-top="0in" fo:margin-bottom="0in" style:contextual-spacing="false"/>
    </style:style>
    <style:style style:name="P84" style:family="paragraph" style:parent-style-name="Standard" style:list-style-name="L5">
      <style:paragraph-properties fo:margin-top="0in" fo:margin-bottom="0in" style:contextual-spacing="false"/>
    </style:style>
    <style:style style:name="P85" style:family="paragraph" style:parent-style-name="Standard" style:list-style-name="L6">
      <style:paragraph-properties fo:margin-top="0in" fo:margin-bottom="0in" style:contextual-spacing="false"/>
    </style:style>
    <style:style style:name="P86" style:family="paragraph" style:parent-style-name="Standard" style:list-style-name="L7">
      <style:paragraph-properties fo:margin-top="0in" fo:margin-bottom="0in" style:contextual-spacing="false"/>
    </style:style>
    <style:style style:name="P87" style:family="paragraph" style:parent-style-name="Standard" style:list-style-name="L8">
      <style:paragraph-properties fo:margin-top="0in" fo:margin-bottom="0in" style:contextual-spacing="false"/>
    </style:style>
    <style:style style:name="P88" style:family="paragraph" style:parent-style-name="Standard" style:list-style-name="L9">
      <style:paragraph-properties fo:margin-top="0in" fo:margin-bottom="0in" style:contextual-spacing="false"/>
    </style:style>
    <style:style style:name="P89" style:family="paragraph" style:parent-style-name="Standard">
      <style:paragraph-properties fo:margin-left="0in" fo:margin-right="0in" fo:margin-top="0in" fo:margin-bottom="0in" style:contextual-spacing="false" fo:text-indent="0in" style:auto-text-indent="false"/>
    </style:style>
    <style:style style:name="P90" style:family="paragraph" style:parent-style-name="Table_20_Contents">
      <style:paragraph-properties fo:margin-top="0in" fo:margin-bottom="0in" style:contextual-spacing="false" fo:text-align="center" style:justify-single-word="false"/>
      <style:text-properties officeooo:rsid="00230fae"/>
    </style:style>
    <style:style style:name="P91" style:family="paragraph" style:parent-style-name="Table_20_Contents">
      <style:paragraph-properties fo:text-align="center" style:justify-single-word="false"/>
      <style:text-properties officeooo:rsid="00230fae"/>
    </style:style>
    <style:style style:name="P92" style:family="paragraph" style:parent-style-name="Table_20_Contents">
      <style:paragraph-properties fo:margin-top="0in" fo:margin-bottom="0in" style:contextual-spacing="false" fo:text-align="start" style:justify-single-word="false"/>
    </style:style>
    <style:style style:name="P93" style:family="paragraph" style:parent-style-name="Table_20_Contents">
      <style:paragraph-properties fo:margin-top="0in" fo:margin-bottom="0in" style:contextual-spacing="false" fo:text-align="center" style:justify-single-word="false"/>
      <style:text-properties officeooo:rsid="0023f469"/>
    </style:style>
    <style:style style:name="P94" style:family="paragraph" style:parent-style-name="Table_20_Contents">
      <style:paragraph-properties fo:text-align="center" style:justify-single-word="false"/>
      <style:text-properties officeooo:rsid="0023f469"/>
    </style:style>
    <style:style style:name="P95" style:family="paragraph" style:parent-style-name="Table_20_Contents">
      <style:paragraph-properties fo:margin-top="0in" fo:margin-bottom="0in" style:contextual-spacing="false" fo:text-align="center" style:justify-single-word="false"/>
    </style:style>
    <style:style style:name="P96"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9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8" style:family="paragraph" style:parent-style-name="Table_20_Heading">
      <style:paragraph-properties fo:margin-top="0in" fo:margin-bottom="0in" style:contextual-spacing="false" fo:text-align="center" style:justify-single-word="false"/>
    </style:style>
    <style:style style:name="P99" style:family="paragraph" style:parent-style-name="Table_20_Heading">
      <style:paragraph-properties fo:margin-top="0in" fo:margin-bottom="0in" style:contextual-spacing="false"/>
    </style:style>
    <style:style style:name="P100"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101" style:family="paragraph">
      <style:paragraph-properties style:writing-mode="lr-tb"/>
      <style:text-properties style:font-name="Times New Roman" fo:font-size="1pt"/>
    </style:style>
    <style:style style:name="P102"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officeooo:rsid="0026f4f9"/>
    </style:style>
    <style:style style:name="T35" style:family="text">
      <style:text-properties officeooo:rsid="00284d13"/>
    </style:style>
    <style:style style:name="T36" style:family="text">
      <style:text-properties officeooo:rsid="002ab932"/>
    </style:style>
    <style:style style:name="T37"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18031344" text:id="ct105553118031344">
          <text:deletion>
            <office:change-info>
              <dc:creator>Bob Jacobsen</dc:creator>
              <dc:date>2023-04-04T12:58:44</dc:date>
            </office:change-info>
            <text:p text:style-name="Footnote">Appendix 1, and </text:p>
          </text:deletion>
        </text:changed-region>
        <text:changed-region xml:id="ct105553118031584" text:id="ct105553118031584">
          <text:insertion>
            <office:change-info>
              <dc:creator>Bob Jacobsen</dc:creator>
              <dc:date>2023-04-04T12:58:48</dc:date>
            </office:change-info>
          </text:insertion>
        </text:changed-region>
        <text:changed-region xml:id="ct105553118031824" text:id="ct105553118031824">
          <text:deletion>
            <office:change-info>
              <dc:creator>Bob Jacobsen</dc:creator>
              <dc:date>2023-04-04T12:58:48</dc:date>
            </office:change-info>
            <text:p text:style-name="Footnote"><text:span text:style-name="T30">it</text:span></text:p>
          </text:deletion>
        </text:changed-region>
        <text:changed-region xml:id="ct105553118081456" text:id="ct105553118081456">
          <text:insertion>
            <office:change-info>
              <dc:creator>Bob Jacobsen</dc:creator>
              <dc:date>2023-10-23T07:19:19</dc:date>
            </office:change-info>
          </text:insertion>
        </text:changed-region>
        <text:changed-region xml:id="ct105553118081696" text:id="ct105553118081696">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117998816" text:id="ct105553117998816">
          <text:insertion>
            <office:change-info>
              <dc:creator>Bob Jacobsen</dc:creator>
              <dc:date>2024-06-28T13:08:34</dc:date>
            </office:change-info>
          </text:insertion>
        </text:changed-region>
        <text:changed-region xml:id="ct105553118032784" text:id="ct105553118032784">
          <text:insertion>
            <office:change-info>
              <dc:creator>Bob Jacobsen</dc:creator>
              <dc:date>2023-10-23T07:18:14</dc:date>
            </office:change-info>
          </text:insertion>
        </text:changed-region>
        <text:changed-region xml:id="ct105553118032544" text:id="ct105553118032544">
          <text:deletion>
            <office:change-info>
              <dc:creator>Bob Jacobsen</dc:creator>
              <dc:date>2023-10-23T07:18:14</dc:date>
            </office:change-info>
            <text:p text:style-name="P62">N</text:p>
          </text:deletion>
        </text:changed-region>
        <text:changed-region xml:id="ct105553118033024" text:id="ct105553118033024">
          <text:deletion>
            <office:change-info>
              <dc:creator>Bob Jacobsen</dc:creator>
              <dc:date>2023-10-23T07:24:30</dc:date>
            </office:change-info>
            <text:p text:style-name="P64">N</text:p>
          </text:deletion>
        </text:changed-region>
        <text:changed-region xml:id="ct105553118033264" text:id="ct105553118033264">
          <text:insertion>
            <office:change-info>
              <dc:creator>Bob Jacobsen</dc:creator>
              <dc:date>2023-10-23T07:24:30</dc:date>
            </office:change-info>
          </text:insertion>
        </text:changed-region>
        <text:changed-region xml:id="ct105553118033504" text:id="ct105553118033504">
          <text:deletion>
            <office:change-info>
              <dc:creator>Bob Jacobsen</dc:creator>
              <dc:date>2023-10-23T07:24:23</dc:date>
            </office:change-info>
            <text:p text:style-name="P64">N</text:p>
          </text:deletion>
        </text:changed-region>
        <text:changed-region xml:id="ct105553118033744" text:id="ct105553118033744">
          <text:insertion>
            <office:change-info>
              <dc:creator>Bob Jacobsen</dc:creator>
              <dc:date>2023-10-23T07:24:23</dc:date>
            </office:change-info>
          </text:insertion>
        </text:changed-region>
        <text:changed-region xml:id="ct105553118033984" text:id="ct105553118033984">
          <text:insertion>
            <office:change-info>
              <dc:creator>Bob Jacobsen</dc:creator>
              <dc:date>2023-10-23T07:18:22</dc:date>
            </office:change-info>
          </text:insertion>
        </text:changed-region>
        <text:changed-region xml:id="ct105553118034224" text:id="ct105553118034224">
          <text:deletion>
            <office:change-info>
              <dc:creator>Bob Jacobsen</dc:creator>
              <dc:date>2023-10-23T07:18:21</dc:date>
            </office:change-info>
            <text:p text:style-name="P62">N</text:p>
          </text:deletion>
        </text:changed-region>
        <text:changed-region xml:id="ct105553118034464" text:id="ct105553118034464">
          <text:deletion>
            <office:change-info>
              <dc:creator>Bob Jacobsen</dc:creator>
              <dc:date>2023-10-23T07:24:33</dc:date>
            </office:change-info>
            <text:p text:style-name="P64">N</text:p>
          </text:deletion>
        </text:changed-region>
        <text:changed-region xml:id="ct105553118034704" text:id="ct105553118034704">
          <text:insertion>
            <office:change-info>
              <dc:creator>Bob Jacobsen</dc:creator>
              <dc:date>2023-10-23T07:24:33</dc:date>
            </office:change-info>
          </text:insertion>
        </text:changed-region>
        <text:changed-region xml:id="ct105553118034944" text:id="ct105553118034944">
          <text:deletion>
            <office:change-info>
              <dc:creator>Bob Jacobsen</dc:creator>
              <dc:date>2023-10-23T07:24:26</dc:date>
            </office:change-info>
            <text:p text:style-name="P64">N</text:p>
          </text:deletion>
        </text:changed-region>
        <text:changed-region xml:id="ct105553118035184" text:id="ct105553118035184">
          <text:insertion>
            <office:change-info>
              <dc:creator>Bob Jacobsen</dc:creator>
              <dc:date>2023-10-23T07:24:26</dc:date>
            </office:change-info>
          </text:insertion>
        </text:changed-region>
        <text:changed-region xml:id="ct105553118035424" text:id="ct105553118035424">
          <text:insertion>
            <office:change-info>
              <dc:creator>Bob Jacobsen</dc:creator>
              <dc:date>2023-10-23T07:18:34</dc:date>
            </office:change-info>
          </text:insertion>
        </text:changed-region>
        <text:changed-region xml:id="ct105553118035664" text:id="ct105553118035664">
          <text:deletion>
            <office:change-info>
              <dc:creator>Bob Jacobsen</dc:creator>
              <dc:date>2023-10-23T07:18:34</dc:date>
            </office:change-info>
            <text:p text:style-name="P15"><text:span text:style-name="T31">-</text:span></text:p>
          </text:deletion>
        </text:changed-region>
        <text:changed-region xml:id="ct105553118078576" text:id="ct105553118078576">
          <text:deletion>
            <office:change-info>
              <dc:creator>Bob Jacobsen</dc:creator>
              <dc:date>2023-10-23T07:24:40</dc:date>
            </office:change-info>
            <text:p text:style-name="P64">Y</text:p>
          </text:deletion>
        </text:changed-region>
        <text:changed-region xml:id="ct105553118082176" text:id="ct105553118082176">
          <text:insertion>
            <office:change-info>
              <dc:creator>Bob Jacobsen</dc:creator>
              <dc:date>2023-10-23T07:24:40</dc:date>
            </office:change-info>
          </text:insertion>
        </text:changed-region>
        <text:changed-region xml:id="ct105553118081936" text:id="ct105553118081936">
          <text:deletion>
            <office:change-info>
              <dc:creator>Bob Jacobsen</dc:creator>
              <dc:date>2023-10-23T07:24:46</dc:date>
            </office:change-info>
            <text:p text:style-name="P64">N</text:p>
          </text:deletion>
        </text:changed-region>
        <text:changed-region xml:id="ct105553118082416" text:id="ct105553118082416">
          <text:insertion>
            <office:change-info>
              <dc:creator>Bob Jacobsen</dc:creator>
              <dc:date>2023-10-23T07:24:46</dc:date>
            </office:change-info>
          </text:insertion>
        </text:changed-region>
        <text:changed-region xml:id="ct105553117843920" text:id="ct105553117843920">
          <text:insertion>
            <office:change-info>
              <dc:creator>Bob Jacobsen</dc:creator>
              <dc:date>2023-10-23T07:18:32</dc:date>
            </office:change-info>
          </text:insertion>
        </text:changed-region>
        <text:changed-region xml:id="ct105553117841040" text:id="ct105553117841040">
          <text:deletion>
            <office:change-info>
              <dc:creator>Bob Jacobsen</dc:creator>
              <dc:date>2023-10-23T07:18:32</dc:date>
            </office:change-info>
            <text:p text:style-name="P62">Y</text:p>
          </text:deletion>
        </text:changed-region>
        <text:changed-region xml:id="ct105553117846560" text:id="ct105553117846560">
          <text:deletion>
            <office:change-info>
              <dc:creator>Bob Jacobsen</dc:creator>
              <dc:date>2023-10-23T07:24:43</dc:date>
            </office:change-info>
            <text:p text:style-name="P64">N</text:p>
          </text:deletion>
        </text:changed-region>
        <text:changed-region xml:id="ct105553117847040" text:id="ct105553117847040">
          <text:insertion>
            <office:change-info>
              <dc:creator>Bob Jacobsen</dc:creator>
              <dc:date>2023-10-23T07:24:43</dc:date>
            </office:change-info>
          </text:insertion>
        </text:changed-region>
        <text:changed-region xml:id="ct105553117847520" text:id="ct105553117847520">
          <text:deletion>
            <office:change-info>
              <dc:creator>Bob Jacobsen</dc:creator>
              <dc:date>2023-10-23T07:24:48</dc:date>
            </office:change-info>
            <text:p text:style-name="P64">N</text:p>
          </text:deletion>
        </text:changed-region>
        <text:changed-region xml:id="ct105553117847760" text:id="ct105553117847760">
          <text:insertion>
            <office:change-info>
              <dc:creator>Bob Jacobsen</dc:creator>
              <dc:date>2023-10-23T07:24:48</dc:date>
            </office:change-info>
          </text:insertion>
        </text:changed-region>
        <text:changed-region xml:id="ct105553117848000" text:id="ct105553117848000">
          <text:deletion>
            <office:change-info>
              <dc:creator>Bob Jacobsen</dc:creator>
              <dc:date>2023-10-23T07:18:45</dc:date>
            </office:change-info>
            <text:p text:style-name="P62">Y</text:p>
          </text:deletion>
        </text:changed-region>
        <text:changed-region xml:id="ct105553117848240" text:id="ct105553117848240">
          <text:insertion>
            <office:change-info>
              <dc:creator>Bob Jacobsen</dc:creator>
              <dc:date>2023-10-23T07:18:45</dc:date>
            </office:change-info>
          </text:insertion>
        </text:changed-region>
        <text:changed-region xml:id="ct105553117848480" text:id="ct105553117848480">
          <text:deletion>
            <office:change-info>
              <dc:creator>Bob Jacobsen</dc:creator>
              <dc:date>2023-10-23T07:24:54</dc:date>
            </office:change-info>
            <text:p text:style-name="P64">N</text:p>
          </text:deletion>
        </text:changed-region>
        <text:changed-region xml:id="ct105553117848720" text:id="ct105553117848720">
          <text:insertion>
            <office:change-info>
              <dc:creator>Bob Jacobsen</dc:creator>
              <dc:date>2023-10-23T07:24:54</dc:date>
            </office:change-info>
          </text:insertion>
        </text:changed-region>
        <text:changed-region xml:id="ct105553117839600" text:id="ct105553117839600">
          <text:deletion>
            <office:change-info>
              <dc:creator>Bob Jacobsen</dc:creator>
              <dc:date>2023-10-23T07:25:00</dc:date>
            </office:change-info>
            <text:p text:style-name="P64">N</text:p>
          </text:deletion>
        </text:changed-region>
        <text:changed-region xml:id="ct105553117840080" text:id="ct105553117840080">
          <text:insertion>
            <office:change-info>
              <dc:creator>Bob Jacobsen</dc:creator>
              <dc:date>2023-10-23T07:25:00</dc:date>
            </office:change-info>
          </text:insertion>
        </text:changed-region>
        <text:changed-region xml:id="ct105553117840560" text:id="ct105553117840560">
          <text:deletion>
            <office:change-info>
              <dc:creator>Bob Jacobsen</dc:creator>
              <dc:date>2023-10-23T07:18:47</dc:date>
            </office:change-info>
            <text:p text:style-name="P62">Y</text:p>
          </text:deletion>
        </text:changed-region>
        <text:changed-region xml:id="ct105553117848960" text:id="ct105553117848960">
          <text:insertion>
            <office:change-info>
              <dc:creator>Bob Jacobsen</dc:creator>
              <dc:date>2023-10-23T07:18:47</dc:date>
            </office:change-info>
          </text:insertion>
        </text:changed-region>
        <text:changed-region xml:id="ct105553117849200" text:id="ct105553117849200">
          <text:deletion>
            <office:change-info>
              <dc:creator>Bob Jacobsen</dc:creator>
              <dc:date>2023-10-23T07:24:57</dc:date>
            </office:change-info>
            <text:p text:style-name="P64">N</text:p>
          </text:deletion>
        </text:changed-region>
        <text:changed-region xml:id="ct105553117849440" text:id="ct105553117849440">
          <text:insertion>
            <office:change-info>
              <dc:creator>Bob Jacobsen</dc:creator>
              <dc:date>2023-10-23T07:24:57</dc:date>
            </office:change-info>
          </text:insertion>
        </text:changed-region>
        <text:changed-region xml:id="ct105553117849680" text:id="ct105553117849680">
          <text:deletion>
            <office:change-info>
              <dc:creator>Bob Jacobsen</dc:creator>
              <dc:date>2023-10-23T07:25:03</dc:date>
            </office:change-info>
            <text:p text:style-name="P64">N</text:p>
          </text:deletion>
        </text:changed-region>
        <text:changed-region xml:id="ct105553117849920" text:id="ct105553117849920">
          <text:insertion>
            <office:change-info>
              <dc:creator>Bob Jacobsen</dc:creator>
              <dc:date>2023-10-23T07:25:03</dc:date>
            </office:change-info>
          </text:insertion>
        </text:changed-region>
        <text:changed-region xml:id="ct105553117850160" text:id="ct105553117850160">
          <text:insertion>
            <office:change-info>
              <dc:creator>Bob Jacobsen</dc:creator>
              <dc:date>2023-10-23T07:19:46</dc:date>
            </office:change-info>
          </text:insertion>
        </text:changed-region>
        <text:changed-region xml:id="ct105553117850400" text:id="ct105553117850400">
          <text:deletion>
            <office:change-info>
              <dc:creator>Bob Jacobsen</dc:creator>
              <dc:date>2023-04-04T12:58:08</dc:date>
            </office:change-info>
            <text:p text:style-name="P63">N</text:p>
          </text:deletion>
        </text:changed-region>
        <text:changed-region xml:id="ct105553117850640" text:id="ct105553117850640">
          <text:deletion>
            <office:change-info>
              <dc:creator>Bob Jacobsen</dc:creator>
              <dc:date>2023-10-23T07:25:12</dc:date>
            </office:change-info>
            <text:p text:style-name="P65">Y</text:p>
          </text:deletion>
        </text:changed-region>
        <text:changed-region xml:id="ct105553117850880" text:id="ct105553117850880">
          <text:insertion>
            <office:change-info>
              <dc:creator>Bob Jacobsen</dc:creator>
              <dc:date>2023-10-23T07:25:12</dc:date>
            </office:change-info>
          </text:insertion>
        </text:changed-region>
        <text:changed-region xml:id="ct105553117851120" text:id="ct105553117851120">
          <text:deletion>
            <office:change-info>
              <dc:creator>Bob Jacobsen</dc:creator>
              <dc:date>2023-10-23T07:25:15</dc:date>
            </office:change-info>
            <text:p text:style-name="P65">N</text:p>
          </text:deletion>
        </text:changed-region>
        <text:changed-region xml:id="ct105553117851360" text:id="ct105553117851360">
          <text:insertion>
            <office:change-info>
              <dc:creator>Bob Jacobsen</dc:creator>
              <dc:date>2023-10-23T07:25:15</dc:date>
            </office:change-info>
          </text:insertion>
        </text:changed-region>
        <text:changed-region xml:id="ct105553185030144" text:id="ct105553185030144">
          <text:insertion>
            <office:change-info>
              <dc:creator>Bob Jacobsen</dc:creator>
              <dc:date>2024-07-01T07:49:51</dc:date>
            </office:change-info>
          </text:insertion>
        </text:changed-region>
        <text:changed-region xml:id="ct105553117964608" text:id="ct105553117964608">
          <text:deletion>
            <office:change-info>
              <dc:creator>Bob Jacobsen</dc:creator>
              <dc:date>2024-07-01T07:49:51</dc:date>
            </office:change-info>
            <text:p text:style-name="P40"><text:a xlink:type="simple" xlink:href="#3.5.5.Error codes|outline" text:style-name="Internet_20_link" text:visited-style-name="Visited_20_Internet_20_Link"><text:span text:style-name="T36">6</text:span></text:a></text:p>
          </text:deletion>
        </text:changed-region>
        <text:changed-region xml:id="ct105553117851600" text:id="ct105553117851600">
          <text:insertion>
            <office:change-info>
              <dc:creator>Bob Jacobsen</dc:creator>
              <dc:date>2023-10-23T07:20:15</dc:date>
            </office:change-info>
          </text:insertion>
        </text:changed-region>
        <text:changed-region xml:id="ct105553117851840" text:id="ct105553117851840">
          <text:deletion>
            <office:change-info>
              <dc:creator>Bob Jacobsen</dc:creator>
              <dc:date>2023-04-04T12:58:14</dc:date>
            </office:change-info>
            <text:p text:style-name="P63">N</text:p>
          </text:deletion>
        </text:changed-region>
        <text:changed-region xml:id="ct105553117852080" text:id="ct105553117852080">
          <text:deletion>
            <office:change-info>
              <dc:creator>Bob Jacobsen</dc:creator>
              <dc:date>2023-10-23T07:25:20</dc:date>
            </office:change-info>
            <text:p text:style-name="P65">Y</text:p>
          </text:deletion>
        </text:changed-region>
        <text:changed-region xml:id="ct105553117852320" text:id="ct105553117852320">
          <text:insertion>
            <office:change-info>
              <dc:creator>Bob Jacobsen</dc:creator>
              <dc:date>2023-10-23T07:25:20</dc:date>
            </office:change-info>
          </text:insertion>
        </text:changed-region>
        <text:changed-region xml:id="ct105553117852800" text:id="ct105553117852800">
          <text:insertion>
            <office:change-info>
              <dc:creator>Bob Jacobsen</dc:creator>
              <dc:date>2023-10-23T07:25:22</dc:date>
            </office:change-info>
          </text:insertion>
        </text:changed-region>
        <text:changed-region xml:id="ct105553117853040" text:id="ct105553117853040">
          <text:deletion>
            <office:change-info>
              <dc:creator>Bob Jacobsen</dc:creator>
              <dc:date>2023-10-23T07:25:22</dc:date>
            </office:change-info>
            <text:p text:style-name="P65">N</text:p>
          </text:deletion>
        </text:changed-region>
        <text:changed-region xml:id="ct105553117853280" text:id="ct105553117853280">
          <text:insertion>
            <office:change-info>
              <dc:creator>Bob Jacobsen</dc:creator>
              <dc:date>2023-10-23T07:20:27</dc:date>
            </office:change-info>
          </text:insertion>
        </text:changed-region>
        <text:changed-region xml:id="ct105553117853520" text:id="ct105553117853520">
          <text:deletion>
            <office:change-info>
              <dc:creator>Bob Jacobsen</dc:creator>
              <dc:date>2023-10-23T07:20:27</dc:date>
            </office:change-info>
            <text:p text:style-name="P63">-</text:p>
          </text:deletion>
        </text:changed-region>
        <text:changed-region xml:id="ct105553117853760" text:id="ct105553117853760">
          <text:deletion>
            <office:change-info>
              <dc:creator>Bob Jacobsen</dc:creator>
              <dc:date>2023-10-23T07:25:27</dc:date>
            </office:change-info>
            <text:p text:style-name="P65">Y</text:p>
          </text:deletion>
        </text:changed-region>
        <text:changed-region xml:id="ct105553117854000" text:id="ct105553117854000">
          <text:insertion>
            <office:change-info>
              <dc:creator>Bob Jacobsen</dc:creator>
              <dc:date>2023-10-23T07:25:27</dc:date>
            </office:change-info>
          </text:insertion>
        </text:changed-region>
        <text:changed-region xml:id="ct105553117854240" text:id="ct105553117854240">
          <text:deletion>
            <office:change-info>
              <dc:creator>Bob Jacobsen</dc:creator>
              <dc:date>2023-10-23T07:25:30</dc:date>
            </office:change-info>
            <text:p text:style-name="P65">N</text:p>
          </text:deletion>
        </text:changed-region>
        <text:changed-region xml:id="ct105553117854480" text:id="ct105553117854480">
          <text:insertion>
            <office:change-info>
              <dc:creator>Bob Jacobsen</dc:creator>
              <dc:date>2023-10-23T07:25:30</dc:date>
            </office:change-info>
          </text:insertion>
        </text:changed-region>
        <text:changed-region xml:id="ct105553117996416" text:id="ct105553117996416">
          <text:insertion>
            <office:change-info>
              <dc:creator>Bob Jacobsen</dc:creator>
              <dc:date>2023-10-23T07:20:37</dc:date>
            </office:change-info>
          </text:insertion>
        </text:changed-region>
        <text:changed-region xml:id="ct105553117996896" text:id="ct105553117996896">
          <text:deletion>
            <office:change-info>
              <dc:creator>Bob Jacobsen</dc:creator>
              <dc:date>2023-10-23T07:20:36</dc:date>
            </office:change-info>
            <text:p text:style-name="P62">-</text:p>
          </text:deletion>
        </text:changed-region>
        <text:changed-region xml:id="ct105553117997136" text:id="ct105553117997136">
          <text:deletion>
            <office:change-info>
              <dc:creator>Bob Jacobsen</dc:creator>
              <dc:date>2023-10-23T07:25:34</dc:date>
            </office:change-info>
            <text:p text:style-name="P64">Y</text:p>
          </text:deletion>
        </text:changed-region>
        <text:changed-region xml:id="ct105553117997376" text:id="ct105553117997376">
          <text:insertion>
            <office:change-info>
              <dc:creator>Bob Jacobsen</dc:creator>
              <dc:date>2023-10-23T07:25:34</dc:date>
            </office:change-info>
          </text:insertion>
        </text:changed-region>
        <text:changed-region xml:id="ct105553117997616" text:id="ct105553117997616">
          <text:deletion>
            <office:change-info>
              <dc:creator>Bob Jacobsen</dc:creator>
              <dc:date>2023-10-23T07:25:36</dc:date>
            </office:change-info>
            <text:p text:style-name="P64">N</text:p>
          </text:deletion>
        </text:changed-region>
        <text:changed-region xml:id="ct105553117997856" text:id="ct105553117997856">
          <text:insertion>
            <office:change-info>
              <dc:creator>Bob Jacobsen</dc:creator>
              <dc:date>2023-10-23T07:25:36</dc:date>
            </office:change-info>
          </text:insertion>
        </text:changed-region>
        <text:changed-region xml:id="ct105553117998096" text:id="ct105553117998096">
          <text:insertion>
            <office:change-info>
              <dc:creator>Bob Jacobsen</dc:creator>
              <dc:date>2024-06-28T13:05:37</dc:date>
            </office:change-info>
          </text:insertion>
        </text:changed-region>
        <text:changed-region xml:id="ct105553117998336" text:id="ct105553117998336">
          <text:insertion>
            <office:change-info>
              <dc:creator>Bob Jacobsen</dc:creator>
              <dc:date>2024-06-28T13:07:05</dc:date>
            </office:change-info>
          </text:insertion>
        </text:changed-region>
        <text:changed-region xml:id="ct105553117998576" text:id="ct105553117998576">
          <text:deletion>
            <office:change-info>
              <dc:creator>Jim Kueneman</dc:creator>
              <dc:date>2019-11-29T20:26:00</dc:date>
            </office:change-info>
            <text:p text:style-name="P14"><text:s text:c="3"/></text:p>
          </text:deletion>
        </text:changed-region>
        <text:changed-region xml:id="ct105553117999056" text:id="ct105553117999056">
          <text:deletion>
            <office:change-info>
              <dc:creator>Bob Jacobsen</dc:creator>
              <dc:date>2024-06-25T12:41:55</dc:date>
            </office:change-info>
            <text:p text:style-name="P24">Traction</text:p>
          </text:deletion>
        </text:changed-region>
        <text:changed-region xml:id="ct105553117999296" text:id="ct105553117999296">
          <text:insertion>
            <office:change-info>
              <dc:creator>Bob Jacobsen</dc:creator>
              <dc:date>2024-06-25T12:41:55</dc:date>
            </office:change-info>
          </text:insertion>
        </text:changed-region>
        <text:changed-region xml:id="ct105553117999536" text:id="ct105553117999536">
          <text:deletion>
            <office:change-info>
              <dc:creator>Bob Jacobsen</dc:creator>
              <dc:date>2024-06-25T12:42:05</dc:date>
            </office:change-info>
            <text:p text:style-name="P24"><text:s/>(Train Protocol)</text:p>
          </text:deletion>
        </text:changed-region>
        <text:changed-region xml:id="ct105553117999776" text:id="ct105553117999776">
          <text:deletion>
            <office:change-info>
              <dc:creator>Bob Jacobsen</dc:creator>
              <dc:date>2024-06-26T10:38:06</dc:date>
            </office:change-info>
            <text:p text:style-name="P66">DCC Command Station Protocol</text:p>
          </text:deletion>
        </text:changed-region>
        <text:changed-region xml:id="ct105553118000016" text:id="ct105553118000016">
          <text:insertion>
            <office:change-info>
              <dc:creator>Bob Jacobsen</dc:creator>
              <dc:date>2024-06-26T10:38:06</dc:date>
            </office:change-info>
          </text:insertion>
        </text:changed-region>
        <text:changed-region xml:id="ct105553118000256" text:id="ct105553118000256">
          <text:deletion>
            <office:change-info>
              <dc:creator>Bob Jacobsen</dc:creator>
              <dc:date>2024-06-26T10:38:53</dc:date>
            </office:change-info>
            <text:p text:style-name="P66">Simple Train Node Information Protocol</text:p>
          </text:deletion>
        </text:changed-region>
        <text:changed-region xml:id="ct105553118000496" text:id="ct105553118000496">
          <text:insertion>
            <office:change-info>
              <dc:creator>Bob Jacobsen</dc:creator>
              <dc:date>2024-06-26T10:38:57</dc:date>
            </office:change-info>
          </text:insertion>
        </text:changed-region>
        <text:changed-region xml:id="ct105553118000736" text:id="ct105553118000736">
          <text:deletion>
            <office:change-info>
              <dc:creator>Jim Kueneman</dc:creator>
              <dc:date>2019-11-29T20:22:00</dc:date>
            </office:change-info>
            <text:p text:style-name="P24"/>
            <text:p text:style-name="P24"/>
          </text:deletion>
        </text:changed-region>
        <text:changed-region xml:id="ct105553118000976" text:id="ct105553118000976">
          <text:deletion>
            <office:change-info>
              <dc:creator>Bob Jacobsen</dc:creator>
              <dc:date>2024-06-26T10:40:18</dc:date>
            </office:change-info>
            <text:p text:style-name="P37"><text:s text:c="6"/>1) In <text:s/>Review</text:p>
          </text:deletion>
          <text:insertion>
            <office:change-info>
              <dc:creator>Jim Kueneman</dc:creator>
              <dc:date>2019-11-30T11:07:00</dc:date>
            </office:change-info>
          </text:insertion>
        </text:changed-region>
        <text:changed-region xml:id="ct105553118001216" text:id="ct105553118001216">
          <text:deletion>
            <office:change-info>
              <dc:creator>Bob Jacobsen</dc:creator>
              <dc:date>2024-06-26T10:40:10</dc:date>
            </office:change-info>
            <text:p text:style-name="P37"><text:s/></text:p>
          </text:deletion>
        </text:changed-region>
        <text:changed-region xml:id="ct105553118001456" text:id="ct105553118001456">
          <text:deletion>
            <office:change-info>
              <dc:creator>Bob Jacobsen</dc:creator>
              <dc:date>2024-06-26T10:40:10</dc:date>
            </office:change-info>
            <text:p text:style-name="P37">for adoption</text:p>
          </text:deletion>
          <text:insertion>
            <office:change-info>
              <dc:creator>Jim Kueneman</dc:creator>
              <dc:date>2019-11-30T11:12:00</dc:date>
            </office:change-info>
          </text:insertion>
        </text:changed-region>
        <text:changed-region xml:id="ct105553118001696" text:id="ct105553118001696">
          <text:deletion>
            <office:change-info>
              <dc:creator>Bob Jacobsen</dc:creator>
              <dc:date>2024-06-26T10:40:10</dc:date>
            </office:change-info>
            <text:p text:style-name="P37"/>
            <text:p text:style-name="P37"/>
          </text:deletion>
          <text:insertion>
            <office:change-info>
              <dc:creator>Jim Kueneman</dc:creator>
              <dc:date>2019-11-30T11:07:00</dc:date>
            </office:change-info>
          </text:insertion>
        </text:changed-region>
        <text:changed-region xml:id="ct105553118001936" text:id="ct105553118001936">
          <text:deletion>
            <office:change-info>
              <dc:creator>Bob Jacobsen</dc:creator>
              <dc:date>2024-06-26T10:40:10</dc:date>
            </office:change-info>
            <text:p text:style-name="P37"><text:s text:c="6"/></text:p>
          </text:deletion>
          <text:insertion>
            <office:change-info>
              <dc:creator>Jim Kueneman</dc:creator>
              <dc:date>2019-11-29T20:32:00</dc:date>
            </office:change-info>
          </text:insertion>
        </text:changed-region>
        <text:changed-region xml:id="ct105553118002176" text:id="ct105553118002176">
          <text:deletion>
            <office:change-info>
              <dc:creator>Bob Jacobsen</dc:creator>
              <dc:date>2024-06-26T10:40:10</dc:date>
            </office:change-info>
            <text:p text:style-name="P37">2) Protocol development is active and </text:p>
          </text:deletion>
          <text:insertion>
            <office:change-info>
              <dc:creator>Jim Kueneman</dc:creator>
              <dc:date>2019-11-30T11:09:00</dc:date>
            </office:change-info>
          </text:insertion>
        </text:changed-region>
        <text:changed-region xml:id="ct105553118002416" text:id="ct105553118002416">
          <text:deletion>
            <office:change-info>
              <dc:creator>Bob Jacobsen</dc:creator>
              <dc:date>2024-06-26T10:40:10</dc:date>
            </office:change-info>
            <text:p text:style-name="P37">in work</text:p>
          </text:deletion>
          <text:insertion>
            <office:change-info>
              <dc:creator>Jim Kueneman</dc:creator>
              <dc:date>2019-11-30T11:13:00</dc:date>
            </office:change-info>
          </text:insertion>
        </text:changed-region>
        <text:changed-region xml:id="ct105553118002656" text:id="ct105553118002656">
          <text:deletion>
            <office:change-info>
              <dc:creator>Bob Jacobsen</dc:creator>
              <dc:date>2024-06-26T10:40:10</dc:date>
            </office:change-info>
            <text:p text:style-name="P37"/>
            <text:p text:style-name="P37"><text:s text:c="6"/>3) Protocol is reserved for future use but is not actively in work </text:p>
          </text:deletion>
          <text:insertion>
            <office:change-info>
              <dc:creator>Jim Kueneman</dc:creator>
              <dc:date>2019-11-29T20:28:00</dc:date>
            </office:change-info>
          </text:insertion>
        </text:changed-region>
        <text:changed-region xml:id="ct105553118002896" text:id="ct105553118002896">
          <text:deletion>
            <office:change-info>
              <dc:creator>Bob Jacobsen</dc:creator>
              <dc:date>2024-06-26T10:40:10</dc:date>
            </office:change-info>
            <text:p text:style-name="P37"/>
            <text:p text:style-name="P37"><text:s text:c="6"/>4) Detailed working note available on OpenLCB website, early adoption nodes implemented this protocol but it is not required</text:p>
          </text:deletion>
          <text:insertion>
            <office:change-info>
              <dc:creator>Jim Kueneman</dc:creator>
              <dc:date>2019-11-30T11:14:00</dc:date>
            </office:change-info>
          </text:insertion>
        </text:changed-region>
        <text:changed-region xml:id="ct105553117855744" text:id="ct105553117855744">
          <text:deletion>
            <office:change-info>
              <dc:creator>Bob Jacobsen</dc:creator>
              <dc:date>2024-06-26T10:40:10</dc:date>
            </office:change-info>
            <text:p text:style-name="P37"><text:s/>for conformance</text:p>
          </text:deletion>
          <text:insertion>
            <office:change-info>
              <dc:creator>Jim Kueneman</dc:creator>
              <dc:date>2019-11-30T11:16:00</dc:date>
            </office:change-info>
          </text:insertion>
        </text:changed-region>
        <text:changed-region xml:id="ct105553117855984" text:id="ct105553117855984">
          <text:insertion>
            <office:change-info>
              <dc:creator>Bob Jacobsen</dc:creator>
              <dc:date>2024-06-29T15:13:36</dc:date>
            </office:change-info>
          </text:insertion>
        </text:changed-region>
        <text:changed-region xml:id="ct105553117856224" text:id="ct105553117856224">
          <text:deletion>
            <office:change-info>
              <dc:creator>Bob Jacobsen</dc:creator>
              <dc:date>2024-06-29T15:13:36</dc:date>
            </office:change-info>
            <text:p text:style-name="Standard">, with the original MTI in the message content to indicate that the MTI is not recognized or not implemented by this node.</text:p>
          </text:deletion>
        </text:changed-region>
        <text:changed-region xml:id="ct105553185148432" text:id="ct105553185148432">
          <text:deletion>
            <office:change-info>
              <dc:creator>Bob Jacobsen</dc:creator>
              <dc:date>2024-07-01T07:50:49</dc:date>
            </office:change-info>
            <text:p text:style-name="Standard">3.5.6</text:p>
          </text:deletion>
        </text:changed-region>
        <text:changed-region xml:id="ct105553117380304" text:id="ct105553117380304">
          <text:insertion>
            <office:change-info>
              <dc:creator>Bob Jacobsen</dc:creator>
              <dc:date>2024-07-01T07:51:09</dc:date>
            </office:change-info>
          </text:insertion>
        </text:changed-region>
        <text:changed-region xml:id="ct105553117856944" text:id="ct105553117856944">
          <text:deletion>
            <office:change-info>
              <dc:creator>Balazs Racz</dc:creator>
              <dc:date>2023-03-30T17:08:52</dc:date>
            </office:change-info>
            <text:p text:style-name="P7">Reserved.</text:p>
          </text:deletion>
        </text:changed-region>
        <text:changed-region xml:id="ct105553117856704" text:id="ct105553117856704">
          <text:insertion>
            <office:change-info>
              <dc:creator>Balazs Racz</dc:creator>
              <dc:date>2023-03-30T17:08:52</dc:date>
            </office:change-info>
          </text:insertion>
        </text:changed-region>
        <text:changed-region xml:id="ct105553117856464" text:id="ct105553117856464">
          <text:deletion>
            <office:change-info>
              <dc:creator>Bob Jacobsen</dc:creator>
              <dc:date>2023-03-30T16:14:27</dc:date>
            </office:change-info>
            <text:p text:style-name="P20">Type</text:p>
          </text:deletion>
        </text:changed-region>
        <text:changed-region xml:id="ct105553117857424" text:id="ct105553117857424">
          <text:insertion>
            <office:change-info>
              <dc:creator>Bob Jacobsen</dc:creator>
              <dc:date>2023-03-30T16:14:27</dc:date>
            </office:change-info>
          </text:insertion>
        </text:changed-region>
        <text:changed-region xml:id="ct105553118082656" text:id="ct105553118082656">
          <text:deletion>
            <office:change-info>
              <dc:creator>Bob Jacobsen</dc:creator>
              <dc:date>2023-03-30T16:14:30</dc:date>
            </office:change-info>
            <text:p text:style-name="Standard">type</text:p>
          </text:deletion>
        </text:changed-region>
        <text:changed-region xml:id="ct105553118082896" text:id="ct105553118082896">
          <text:insertion>
            <office:change-info>
              <dc:creator>Bob Jacobsen</dc:creator>
              <dc:date>2023-03-30T16:14:30</dc:date>
            </office:change-info>
          </text:insertion>
        </text:changed-region>
        <text:changed-region xml:id="ct105553118083136" text:id="ct105553118083136">
          <text:deletion>
            <office:change-info>
              <dc:creator>Bob Jacobsen</dc:creator>
              <dc:date>2023-03-30T16:14:34</dc:date>
            </office:change-info>
            <text:p text:style-name="P14">Type</text:p>
          </text:deletion>
        </text:changed-region>
        <text:changed-region xml:id="ct105553118083376" text:id="ct105553118083376">
          <text:insertion>
            <office:change-info>
              <dc:creator>Bob Jacobsen</dc:creator>
              <dc:date>2023-03-30T16:14:34</dc:date>
            </office:change-info>
          </text:insertion>
        </text:changed-region>
        <text:changed-region xml:id="ct105553117854720" text:id="ct105553117854720">
          <text:deletion>
            <office:change-info>
              <dc:creator>Bob Jacobsen</dc:creator>
              <dc:date>2023-03-30T16:14:39</dc:date>
            </office:change-info>
            <text:p text:style-name="Table">Type</text:p>
          </text:deletion>
        </text:changed-region>
        <text:changed-region xml:id="ct105553117854960" text:id="ct105553117854960">
          <text:insertion>
            <office:change-info>
              <dc:creator>Bob Jacobsen</dc:creator>
              <dc:date>2023-03-30T16:14:39</dc:date>
            </office:change-info>
          </text:insertion>
        </text:changed-region>
        <text:changed-region xml:id="ct105553117855200" text:id="ct105553117855200">
          <text:deletion>
            <office:change-info>
              <dc:creator>Bob Jacobsen</dc:creator>
              <dc:date>2023-03-30T16:14:43</dc:date>
            </office:change-info>
            <text:h text:style-name="Heading_20_4" text:outline-level="4">Type</text:h>
          </text:deletion>
        </text:changed-region>
        <text:changed-region xml:id="ct105553117855440" text:id="ct105553117855440">
          <text:insertion>
            <office:change-info>
              <dc:creator>Bob Jacobsen</dc:creator>
              <dc:date>2023-03-30T16:14:43</dc:date>
            </office:change-info>
          </text:insertion>
        </text:changed-region>
        <text:changed-region xml:id="ct105553117888512" text:id="ct105553117888512">
          <text:deletion>
            <office:change-info>
              <dc:creator>Bob Jacobsen</dc:creator>
              <dc:date>2023-03-30T16:14:46</dc:date>
            </office:change-info>
            <text:p text:style-name="Standard">type</text:p>
          </text:deletion>
        </text:changed-region>
        <text:changed-region xml:id="ct105553117888752" text:id="ct105553117888752">
          <text:insertion>
            <office:change-info>
              <dc:creator>Bob Jacobsen</dc:creator>
              <dc:date>2023-03-30T16:14:46</dc:date>
            </office:change-info>
          </text:insertion>
        </text:changed-region>
        <text:changed-region xml:id="ct105553117888992" text:id="ct105553117888992">
          <text:deletion>
            <office:change-info>
              <dc:creator>Bob Jacobsen</dc:creator>
              <dc:date>2023-03-30T16:14:50</dc:date>
            </office:change-info>
            <text:p text:style-name="P20">Type</text:p>
          </text:deletion>
        </text:changed-region>
        <text:changed-region xml:id="ct105553117889232" text:id="ct105553117889232">
          <text:insertion>
            <office:change-info>
              <dc:creator>Bob Jacobsen</dc:creator>
              <dc:date>2023-03-30T16:14:50</dc:date>
            </office:change-info>
          </text:insertion>
        </text:changed-region>
        <text:changed-region xml:id="ct105553117889472" text:id="ct105553117889472">
          <text:deletion>
            <office:change-info>
              <dc:creator>Bob Jacobsen</dc:creator>
              <dc:date>2023-03-30T16:14:56</dc:date>
            </office:change-info>
            <text:p text:style-name="Table">Type</text:p>
          </text:deletion>
        </text:changed-region>
        <text:changed-region xml:id="ct105553117889712" text:id="ct105553117889712">
          <text:insertion>
            <office:change-info>
              <dc:creator>Bob Jacobsen</dc:creator>
              <dc:date>2023-03-30T16:14:56</dc:date>
            </office:change-info>
          </text:insertion>
        </text:changed-region>
        <text:changed-region xml:id="ct105553117889952" text:id="ct105553117889952">
          <text:deletion>
            <office:change-info>
              <dc:creator>Bob Jacobsen</dc:creator>
              <dc:date>2023-03-30T16:17:41</dc:date>
            </office:change-info>
            <text:p text:style-name="Table"><text:s/>Format</text:p>
          </text:deletion>
        </text:changed-region>
        <text:changed-region xml:id="ct105553117890192" text:id="ct105553117890192">
          <text:deletion>
            <office:change-info>
              <dc:creator>Bob Jacobsen</dc:creator>
              <dc:date>2023-03-30T16:15:00</dc:date>
            </office:change-info>
            <text:h text:style-name="P74" text:outline-level="4">Type</text:h>
          </text:deletion>
        </text:changed-region>
        <text:changed-region xml:id="ct105553117890432" text:id="ct105553117890432">
          <text:insertion>
            <office:change-info>
              <dc:creator>Bob Jacobsen</dc:creator>
              <dc:date>2023-03-30T16:15:00</dc:date>
            </office:change-info>
          </text:insertion>
        </text:changed-region>
        <text:changed-region xml:id="ct105553117890672" text:id="ct105553117890672">
          <text:deletion>
            <office:change-info>
              <dc:creator>Bob Jacobsen</dc:creator>
              <dc:date>2023-03-30T16:15:04</dc:date>
            </office:change-info>
            <text:p text:style-name="P45">Type</text:p>
          </text:deletion>
        </text:changed-region>
        <text:changed-region xml:id="ct105553117890912" text:id="ct105553117890912">
          <text:insertion>
            <office:change-info>
              <dc:creator>Bob Jacobsen</dc:creator>
              <dc:date>2023-03-30T16:15:04</dc:date>
            </office:change-info>
          </text:insertion>
        </text:changed-region>
        <text:changed-region xml:id="ct105553117891152" text:id="ct105553117891152">
          <text:insertion>
            <office:change-info>
              <dc:creator>Balazs Racz</dc:creator>
              <dc:date>2023-03-30T17:03:02</dc:date>
            </office:change-info>
          </text:insertion>
        </text:changed-region>
        <text:changed-region xml:id="ct105553117891392" text:id="ct105553117891392">
          <text:insertion>
            <office:change-info>
              <dc:creator>Balazs Racz</dc:creator>
              <dc:date>2023-03-30T17:03:08</dc:date>
            </office:change-info>
          </text:insertion>
        </text:changed-region>
        <text:changed-region xml:id="ct105553117891632" text:id="ct105553117891632">
          <text:insertion>
            <office:change-info>
              <dc:creator>Balazs Racz</dc:creator>
              <dc:date>2023-03-30T16:22:46</dc:date>
            </office:change-info>
          </text:insertion>
        </text:changed-region>
        <text:changed-region xml:id="ct105553117891872" text:id="ct105553117891872">
          <text:insertion>
            <office:change-info>
              <dc:creator>Balazs Racz</dc:creator>
              <dc:date>2023-03-30T16:07:49</dc:date>
            </office:change-info>
          </text:insertion>
        </text:changed-region>
        <text:changed-region xml:id="ct105553117892112" text:id="ct105553117892112">
          <text:deletion>
            <office:change-info>
              <dc:creator>Bob Jacobsen</dc:creator>
              <dc:date>2024-05-15T13:30:31</dc:date>
            </office:change-info>
            <text:p text:style-name="P50">together to reduce buffering</text:p>
          </text:deletion>
        </text:changed-region>
        <text:changed-region xml:id="ct105553117892352" text:id="ct105553117892352">
          <text:insertion>
            <office:change-info>
              <dc:creator>Bob Jacobsen</dc:creator>
              <dc:date>2024-05-15T13:30:31</dc:date>
            </office:change-info>
          </text:insertion>
        </text:changed-region>
        <text:changed-region xml:id="ct105553117892592" text:id="ct105553117892592">
          <text:deletion>
            <office:change-info>
              <dc:creator>Balazs Racz</dc:creator>
              <dc:date>2023-03-30T16:08:01</dc:date>
            </office:change-info>
            <text:p text:style-name="P50"><text:s text:c="2"/></text:p>
          </text:deletion>
        </text:changed-region>
        <text:changed-region xml:id="ct105553117892832" text:id="ct105553117892832">
          <text:insertion>
            <office:change-info>
              <dc:creator>Balazs Racz</dc:creator>
              <dc:date>2023-03-30T16:11:47</dc:date>
            </office:change-info>
          </text:insertion>
        </text:changed-region>
        <text:changed-region xml:id="ct105553117893072" text:id="ct105553117893072">
          <text:insertion>
            <office:change-info>
              <dc:creator>Balazs Racz</dc:creator>
              <dc:date>2023-03-30T20:20:37</dc:date>
            </office:change-info>
          </text:insertion>
        </text:changed-region>
        <text:changed-region xml:id="ct105553117893312" text:id="ct105553117893312">
          <text:insertion>
            <office:change-info>
              <dc:creator>Balazs Racz</dc:creator>
              <dc:date>2023-03-30T20:23:27</dc:date>
            </office:change-info>
          </text:insertion>
        </text:changed-region>
        <text:changed-region xml:id="ct105553117893552" text:id="ct105553117893552">
          <text:insertion>
            <office:change-info>
              <dc:creator>Balazs Racz</dc:creator>
              <dc:date>2023-03-30T20:21:44</dc:date>
            </office:change-info>
          </text:insertion>
        </text:changed-region>
        <text:changed-region xml:id="ct105553117893792" text:id="ct105553117893792">
          <text:insertion>
            <office:change-info>
              <dc:creator>Balazs Racz</dc:creator>
              <dc:date>2023-03-30T20:53:23</dc:date>
            </office:change-info>
          </text:insertion>
        </text:changed-region>
        <text:changed-region xml:id="ct105553117894032" text:id="ct105553117894032">
          <text:deletion>
            <office:change-info>
              <dc:creator>Balazs Racz</dc:creator>
              <dc:date>2023-03-30T20:20:37</dc:date>
            </office:change-info>
            <text:p text:style-name="P50"><text:span text:style-name="T27"><text:s/></text:span></text:p>
          </text:deletion>
        </text:changed-region>
        <text:changed-region xml:id="ct105553117894272" text:id="ct105553117894272">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9">OpenLCB Common Information Technical Note</text:p>
        </text:list-item>
      </text:list>
      <text:p text:style-name="Standard">This Standard is in the context of the following OpenLCB Standard:</text:p>
      <text:list xml:id="list340391716" text:style-name="L2">
        <text:list-item>
          <text:p text:style-name="P80">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75151290162663" text:continue-numbering="true" text:style-name="L2">
        <text:list-item>
          <text:p text:style-name="P80">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75151245397856" text:continue-numbering="true" text:style-name="L2">
        <text:list-item>
          <text:p text:style-name="P80">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2"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18031344"/>the associated TN, <text:change-start text:change-id="ct105553118031584"/><text:span text:style-name="T30">which</text:span><text:change-end text:change-id="ct105553118031584"/><text:change text:change-id="ct105553118031824"/>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81">The MTI</text:p>
        </text:list-item>
        <text:list-item>
          <text:p text:style-name="P81">The source Node ID</text:p>
        </text:list-item>
        <text:list-item>
          <text:p text:style-name="P81">If the MTI flags it as being present, the destination Node ID</text:p>
        </text:list-item>
        <text:list-item>
          <text:p text:style-name="P81">If the MTI flags it as being present, an Event ID</text:p>
        </text:list-item>
        <text:list-item>
          <text:p text:style-name="P81">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3">Uninitialized</text:p>
        </text:list-item>
        <text:list-item>
          <text:p text:style-name="P8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text:change-start text:change-id="ct105553118032784"/>0<text:change-end text:change-id="ct105553118032784"/><text:change text:change-id="ct105553118032544"/></text:p>
          </table:table-cell>
          <table:table-cell table:style-name="Table3.A2" office:value-type="string">
            <text:p text:style-name="P64"><text:change text:change-id="ct105553118033024"/><text:change-start text:change-id="ct105553118033264"/>0<text:change-end text:change-id="ct105553118033264"/></text:p>
          </table:table-cell>
          <table:table-cell table:style-name="Table3.A2" office:value-type="string">
            <text:p text:style-name="P64"><text:change text:change-id="ct105553118033504"/><text:change-start text:change-id="ct105553118033744"/>0<text:change-end text:change-id="ct105553118033744"/></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text:change-start text:change-id="ct105553118033984"/>0<text:change-end text:change-id="ct105553118033984"/><text:change text:change-id="ct105553118034224"/></text:p>
          </table:table-cell>
          <table:table-cell table:style-name="Table3.A2" office:value-type="string">
            <text:p text:style-name="P64"><text:change text:change-id="ct105553118034464"/><text:change-start text:change-id="ct105553118034704"/>0<text:change-end text:change-id="ct105553118034704"/></text:p>
          </table:table-cell>
          <table:table-cell table:style-name="Table3.A2" office:value-type="string">
            <text:p text:style-name="P64"><text:change text:change-id="ct105553118034944"/><text:change-start text:change-id="ct105553118035184"/>0<text:change-end text:change-id="ct105553118035184"/></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18035424"/><text:span text:style-name="T31">0</text:span><text:change-end text:change-id="ct105553118035424"/><text:change text:change-id="ct105553118035664"/><text:note text:id="ftn2" text:note-class="footnote"><text:note-citation>2</text:note-citation><text:note-body><text:p text:style-name="P61"><text:s text:c="2"/><text:change-start text:change-id="ct105553118081456"/><text:span text:style-name="T32">Addressed messages are always directed to the destination node, regardless of the content of the Simple bit. See section 4</text:span><text:change-end text:change-id="ct105553118081456"/><text:change text:change-id="ct105553118081696"/></text:p></text:note-body></text:note></text:p>
          </table:table-cell>
          <table:table-cell table:style-name="Table4.A2" office:value-type="string">
            <text:p text:style-name="P64"><text:change text:change-id="ct105553118078576"/><text:change-start text:change-id="ct105553118082176"/>1<text:change-end text:change-id="ct105553118082176"/></text:p>
          </table:table-cell>
          <table:table-cell table:style-name="Table4.A2" office:value-type="string">
            <text:p text:style-name="P64"><text:change text:change-id="ct105553118081936"/><text:change-start text:change-id="ct105553118082416"/>0<text:change-end text:change-id="ct105553118082416"/></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text:change-start text:change-id="ct105553117843920"/>1<text:change-end text:change-id="ct105553117843920"/><text:change text:change-id="ct105553117841040"/></text:p>
          </table:table-cell>
          <table:table-cell table:style-name="Table4.A2" office:value-type="string">
            <text:p text:style-name="P64"><text:change text:change-id="ct105553117846560"/><text:change-start text:change-id="ct105553117847040"/>0<text:change-end text:change-id="ct105553117847040"/></text:p>
          </table:table-cell>
          <table:table-cell table:style-name="Table4.A2" office:value-type="string">
            <text:p text:style-name="P64"><text:change text:change-id="ct105553117847520"/><text:change-start text:change-id="ct105553117847760"/>0<text:change-end text:change-id="ct105553117847760"/></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text:change text:change-id="ct105553117848000"/><text:change-start text:change-id="ct105553117848240"/>1<text:change-end text:change-id="ct105553117848240"/></text:p>
          </table:table-cell>
          <table:table-cell table:style-name="Table5.D2" office:value-type="string">
            <text:p text:style-name="P64"><text:change text:change-id="ct105553117848480"/><text:change-start text:change-id="ct105553117848720"/>0<text:change-end text:change-id="ct105553117848720"/></text:p>
          </table:table-cell>
          <table:table-cell table:style-name="Table5.E2" office:value-type="string">
            <text:p text:style-name="P64"><text:change text:change-id="ct105553117839600"/><text:change-start text:change-id="ct105553117840080"/>0<text:change-end text:change-id="ct105553117840080"/></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text:change text:change-id="ct105553117840560"/><text:change-start text:change-id="ct105553117848960"/>1<text:change-end text:change-id="ct105553117848960"/></text:p>
          </table:table-cell>
          <table:table-cell table:style-name="Table5.A2" office:value-type="string">
            <text:p text:style-name="P64"><text:change text:change-id="ct105553117849200"/><text:change-start text:change-id="ct105553117849440"/>0<text:change-end text:change-id="ct105553117849440"/></text:p>
          </table:table-cell>
          <table:table-cell table:style-name="Table5.A2" office:value-type="string">
            <text:p text:style-name="P64"><text:change text:change-id="ct105553117849680"/><text:change-start text:change-id="ct105553117849920"/>0<text:change-end text:change-id="ct105553117849920"/></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text:change-start text:change-id="ct105553117850160"/>0<text:change-end text:change-id="ct105553117850160"/><text:change text:change-id="ct105553117850400"/></text:p>
          </table:table-cell>
          <table:table-cell table:style-name="Table6.A2" office:value-type="string">
            <text:p text:style-name="P65"><text:change text:change-id="ct105553117850640"/><text:change-start text:change-id="ct105553117850880"/>1<text:change-end text:change-id="ct105553117850880"/></text:p>
          </table:table-cell>
          <table:table-cell table:style-name="Table6.A2" office:value-type="string">
            <text:p text:style-name="P65"><text:change text:change-id="ct105553117851120"/><text:change-start text:change-id="ct105553117851360"/>0<text:change-end text:change-id="ct105553117851360"/></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2796968422" text:style-name="L5">
        <text:list-item>
          <text:p text:style-name="P76">Two bytes of error code. <text:s/></text:p>
        </text:list-item>
        <text:list-item>
          <text:p text:style-name="P84"><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7">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text:change-start text:change-id="ct105553185030144"/><text:span text:style-name="T36">5</text:span><text:change-end text:change-id="ct105553185030144"/><text:change text:change-id="ct105553117964608"/>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text:change-start text:change-id="ct105553117851600"/>0<text:change-end text:change-id="ct105553117851600"/><text:change text:change-id="ct105553117851840"/></text:p>
          </table:table-cell>
          <table:table-cell table:style-name="Table7.A2" office:value-type="string">
            <text:p text:style-name="P65"><text:change text:change-id="ct105553117852080"/><text:change-start text:change-id="ct105553117852320"/>1<text:change-end text:change-id="ct105553117852320"/></text:p>
          </table:table-cell>
          <table:table-cell table:style-name="Table7.A2" office:value-type="string">
            <text:p text:style-name="P65"><text:change-start text:change-id="ct105553117852800"/>0<text:change-end text:change-id="ct105553117852800"/><text:change text:change-id="ct105553117853040"/></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75150930256630" text:continue-numbering="true" text:style-name="L5">
        <text:list-item>
          <text:p text:style-name="P76">Two bytes of error code.</text:p>
        </text:list-item>
        <text:list-item>
          <text:p text:style-name="P84"><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6">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text:change-start text:change-id="ct105553117853280"/>0<text:change-end text:change-id="ct105553117853280"/><text:change text:change-id="ct105553117853520"/></text:p>
          </table:table-cell>
          <table:table-cell table:style-name="Table9.C2" office:value-type="string">
            <text:p text:style-name="P65"><text:change text:change-id="ct105553117853760"/><text:change-start text:change-id="ct105553117854000"/>1<text:change-end text:change-id="ct105553117854000"/></text:p>
          </table:table-cell>
          <table:table-cell table:style-name="Table9.D2" office:value-type="string">
            <text:p text:style-name="P65"><text:change text:change-id="ct105553117854240"/><text:change-start text:change-id="ct105553117854480"/>0<text:change-end text:change-id="ct105553117854480"/></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text:change-start text:change-id="ct105553117996416"/>0<text:change-end text:change-id="ct105553117996416"/><text:change text:change-id="ct105553117996896"/></text:p>
          </table:table-cell>
          <table:table-cell table:style-name="Table12.A2" office:value-type="string">
            <text:p text:style-name="P64"><text:change text:change-id="ct105553117997136"/><text:change-start text:change-id="ct105553117997376"/>1<text:change-end text:change-id="ct105553117997376"/></text:p>
          </table:table-cell>
          <table:table-cell table:style-name="Table12.A2" office:value-type="string">
            <text:p text:style-name="P64"><text:change text:change-id="ct105553117997616"/><text:change-start text:change-id="ct105553117997856"/>0<text:change-end text:change-id="ct105553117997856"/></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change-start text:change-id="ct105553117998096"/></text:p>
      <text:p text:style-name="Standard">Note that a number of these bits are assigned to protocols that were or are under development, and have not yet reached the level of maturity of an adopted <text:span text:style-name="T35">OpenLCB </text:span>standard. For an overview about the status of adoption of these protocols, please see <text:change-end text:change-id="ct105553117998096"/><text:change-start text:change-id="ct105553117998336"/><text:span text:style-name="T35">the status page on the OpenLCB web site.</text:span><text:span text:style-name="T35"><text:note text:id="ftn5" text:note-class="footnote"><text:note-citation>5</text:note-citation><text:note-body><text:p text:style-name="Footnote"><text:a xlink:type="simple" xlink:href="https://openlcb.org/status/#pip" text:style-name="Internet_20_link" text:visited-style-name="Visited_20_Internet_20_Link"><text:change-start text:change-id="ct105553117998816"/>https://openlcb.org/status/#pip</text:a><text:change-end text:change-id="ct105553117998816"/></text:p></text:note-body></text:note></text:span><text:change-end text:change-id="ct105553117998336"/></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3">Protocol</text:p>
            </table:table-cell>
            <table:table-cell table:style-name="Table13.B1" office:value-type="string">
              <text:p text:style-name="P14"><text:change text:change-id="ct105553117998576"/>Protocol Flags</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4">Datagram Protocol</text:p>
          </table:table-cell>
          <table:table-cell table:style-name="Table13.B3" office:value-type="string">
            <text:p text:style-name="P16">0x40 00 00</text:p>
          </table:table-cell>
        </table:table-row>
        <table:table-row table:style-name="Table13.1">
          <table:table-cell table:style-name="Table13.A3" office:value-type="string">
            <text:p text:style-name="P24">Stream Protocol</text:p>
          </table:table-cell>
          <table:table-cell table:style-name="Table13.B4" office:value-type="string">
            <text:p text:style-name="P16">0x20 00 00</text:p>
          </table:table-cell>
        </table:table-row>
        <table:table-row table:style-name="Table13.1">
          <table:table-cell table:style-name="Table13.A3" office:value-type="string">
            <text:p text:style-name="P24">Memory Configuration Protocol</text:p>
          </table:table-cell>
          <table:table-cell table:style-name="Table13.B5" office:value-type="string">
            <text:p text:style-name="P16">0x10 00 00</text:p>
          </table:table-cell>
        </table:table-row>
        <table:table-row table:style-name="Table13.1">
          <table:table-cell table:style-name="Table13.A3" office:value-type="string">
            <text:p text:style-name="P24">Reservation Protocol</text:p>
          </table:table-cell>
          <table:table-cell table:style-name="Table13.B6" office:value-type="string">
            <text:p text:style-name="P16">0x08 00 00</text:p>
          </table:table-cell>
        </table:table-row>
        <table:table-row table:style-name="Table13.1">
          <table:table-cell table:style-name="Table13.A3" office:value-type="string">
            <text:p text:style-name="P24">Event Exchange (Producer/Consumer) Protocol</text:p>
          </table:table-cell>
          <table:table-cell table:style-name="Table13.B7" office:value-type="string">
            <text:p text:style-name="P16">0x04 00 00</text:p>
          </table:table-cell>
        </table:table-row>
        <table:table-row table:style-name="Table13.1">
          <table:table-cell table:style-name="Table13.A3" office:value-type="string">
            <text:p text:style-name="P24">Identification Protocol</text:p>
          </table:table-cell>
          <table:table-cell table:style-name="Table13.B8" office:value-type="string">
            <text:p text:style-name="P16">0x02 00 00</text:p>
          </table:table-cell>
        </table:table-row>
        <table:table-row table:style-name="Table13.1">
          <table:table-cell table:style-name="Table13.A3" office:value-type="string">
            <text:p text:style-name="P24">Teaching/Learning Configuration Protocol</text:p>
          </table:table-cell>
          <table:table-cell table:style-name="Table13.B9" office:value-type="string">
            <text:p text:style-name="P16">0x01 00 00</text:p>
          </table:table-cell>
        </table:table-row>
        <table:table-row table:style-name="Table13.1">
          <table:table-cell table:style-name="Table13.A3" office:value-type="string">
            <text:p text:style-name="P24">Remote Button Protocol</text:p>
          </table:table-cell>
          <table:table-cell table:style-name="Table13.B10" office:value-type="string">
            <text:p text:style-name="P16">0x00 80 00</text:p>
          </table:table-cell>
        </table:table-row>
        <table:table-row table:style-name="Table13.1">
          <table:table-cell table:style-name="Table13.A3" office:value-type="string">
            <text:p text:style-name="P24">Abbreviated Default CDI Protocol</text:p>
          </table:table-cell>
          <table:table-cell table:style-name="Table13.B11" office:value-type="string">
            <text:p text:style-name="P16">0x00 40 00</text:p>
          </table:table-cell>
        </table:table-row>
        <table:table-row table:style-name="Table13.1">
          <table:table-cell table:style-name="Table13.A3" office:value-type="string">
            <text:p text:style-name="P24">Display Protocol</text:p>
          </table:table-cell>
          <table:table-cell table:style-name="Table13.B12" office:value-type="string">
            <text:p text:style-name="P16">0x00 20 00</text:p>
          </table:table-cell>
        </table:table-row>
        <table:table-row table:style-name="Table13.1">
          <table:table-cell table:style-name="Table13.A3" office:value-type="string">
            <text:p text:style-name="P24">Simple Node Information Protocol</text:p>
          </table:table-cell>
          <table:table-cell table:style-name="Table13.B13" office:value-type="string">
            <text:p text:style-name="P16">0x00 10 00</text:p>
          </table:table-cell>
        </table:table-row>
        <table:table-row table:style-name="Table13.1">
          <table:table-cell table:style-name="Table13.A3" office:value-type="string">
            <text:p text:style-name="P24">Configuration Description Information (CDI)</text:p>
          </table:table-cell>
          <table:table-cell table:style-name="Table13.B14" office:value-type="string">
            <text:p text:style-name="P16">0x00 08 00</text:p>
          </table:table-cell>
        </table:table-row>
        <table:table-row table:style-name="Table13.1">
          <table:table-cell table:style-name="Table13.A3" office:value-type="string">
            <text:p text:style-name="P24"><text:change text:change-id="ct105553117999056"/><text:change-start text:change-id="ct105553117999296"/><text:span text:style-name="T34">Train</text:span><text:change-end text:change-id="ct105553117999296"/> Control Protocol<text:change text:change-id="ct105553117999536"/></text:p>
          </table:table-cell>
          <table:table-cell table:style-name="Table13.B15" office:value-type="string">
            <text:p text:style-name="P16">0x00 04 00</text:p>
          </table:table-cell>
        </table:table-row>
        <table:table-row table:style-name="Table13.1">
          <table:table-cell table:style-name="Table13.A3" office:value-type="string">
            <text:p text:style-name="P24">Function Description Information (FDI)</text:p>
          </table:table-cell>
          <table:table-cell table:style-name="Table13.B16" office:value-type="string">
            <text:p text:style-name="P16">0x00 02 00</text:p>
          </table:table-cell>
        </table:table-row>
        <table:table-row table:style-name="Table13.1">
          <table:table-cell table:style-name="Table13.A3" office:value-type="string">
            <text:p text:style-name="P66"><text:change text:change-id="ct105553117999776"/><text:change-start text:change-id="ct105553118000016"/>Reserved. Shall be sent as 0 and ignored upon receipt.<text:change-end text:change-id="ct105553118000016"/></text:p>
          </table:table-cell>
          <table:table-cell table:style-name="Table13.B17" office:value-type="string">
            <text:p text:style-name="P16">0x00 01 00</text:p>
          </table:table-cell>
        </table:table-row>
        <table:table-row table:style-name="Table13.1">
          <table:table-cell table:style-name="Table13.A3" office:value-type="string">
            <text:p text:style-name="P66"><text:change text:change-id="ct105553118000256"/><text:change-start text:change-id="ct105553118000496"/>Reserved. Shall be sent as 0 and ignored upon receipt.<text:change-end text:change-id="ct105553118000496"/></text:p>
          </table:table-cell>
          <table:table-cell table:style-name="Table13.B18" office:value-type="string">
            <text:p text:style-name="P15">0x00 00 80</text:p>
          </table:table-cell>
        </table:table-row>
        <table:table-row table:style-name="Table13.1">
          <table:table-cell table:style-name="Table13.A3" office:value-type="string">
            <text:p text:style-name="P24">Function Configuration</text:p>
          </table:table-cell>
          <table:table-cell table:style-name="Table13.B19" office:value-type="string">
            <text:p text:style-name="P15">0x00 00 40</text:p>
          </table:table-cell>
        </table:table-row>
        <table:table-row table:style-name="Table13.1">
          <table:table-cell table:style-name="Table13.A3" office:value-type="string">
            <text:p text:style-name="P24">Firmware Upgrade Protocol</text:p>
          </table:table-cell>
          <table:table-cell table:style-name="Table13.B20" office:value-type="string">
            <text:p text:style-name="P15">0x00 00 20</text:p>
          </table:table-cell>
        </table:table-row>
        <table:table-row table:style-name="Table13.1">
          <table:table-cell table:style-name="Table13.A3" office:value-type="string">
            <text:p text:style-name="P24">Firmware Upgrade Active</text:p>
          </table:table-cell>
          <table:table-cell table:style-name="Table13.B21" office:value-type="string">
            <text:p text:style-name="P15">0x00 00 10</text:p>
          </table:table-cell>
        </table:table-row>
        <table:table-row table:style-name="Table13.1">
          <table:table-cell table:style-name="Table13.A3" office:value-type="string">
            <text:p text:style-name="P24">Reserved for future protocol bits. Shall be sent as 0 and ignored upon receipt.<text:change text:change-id="ct105553118000736"/>Trailing 0-bytes do not need to be sent. <text:s text:c="2"/></text:p>
          </table:table-cell>
          <table:table-cell table:style-name="Table13.B22" office:value-type="string">
            <text:p text:style-name="P15">All others</text:p>
          </table:table-cell>
        </table:table-row>
      </table:table>
      <text:p text:style-name="P37"><text:change text:change-id="ct105553118000976"/><text:change text:change-id="ct105553118001216"/><text:change text:change-id="ct105553118001456"/><text:change text:change-id="ct105553118001696"/><text:change text:change-id="ct105553118001936"/><text:change text:change-id="ct105553118002176"/><text:change text:change-id="ct105553118002416"/><text:change text:change-id="ct105553118002656"/><text:change text:change-id="ct105553118002896"/><text:change text:change-id="ct105553117855744"/></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3"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text:change-start text:change-id="ct105553117855984"/>. This shall contain the fields defined in section 3.3.4.<text:change-end text:change-id="ct105553117855984"/><text:change text:change-id="ct105553117856224"/> <text:s text:c="2"/>The OIR message content may also contain a reason code and a data value, as defined by the protocol, as listed below in section <text:change text:change-id="ct105553185148432"/><text:change-start text:change-id="ct105553117380304"/><text:span text:style-name="T36">3.5.5</text:span><text:change-end text:change-id="ct105553117380304"/>.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text:soft-page-break/>shall reset its state so as to no longer be taking part in the addressed interaction. <text:s/>The message content 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3"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17856944"/><text:change-start text:change-id="ct105553117856704"/>Not found.<text:change-end text:change-id="ct105553117856704"/></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5">Verify Node ID ; </text:p>
        </text:list-item>
        <text:list-item>
          <text:p text:style-name="P85">Verified Node ID;</text:p>
        </text:list-item>
        <text:list-item>
          <text:p text:style-name="P85">Protocol Support Inquiry;</text:p>
        </text:list-item>
        <text:list-item>
          <text:p text:style-name="P85">Identify Consumers;</text:p>
        </text:list-item>
        <text:list-item>
          <text:p text:style-name="P85">Identify Producers; </text:p>
        </text:list-item>
        <text:list-item>
          <text:p text:style-name="P85">Identify Events; </text:p>
        </text:list-item>
        <text:list-item>
          <text:p text:style-name="P85">Learn Event; </text:p>
        </text:list-item>
        <text:list-item>
          <text:p text:style-name="P85">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3"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71"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6">The Common-MTI is shortened to 12 bits, and <text:span text:style-name="T7">carried in the</text:span> header. <text:s/></text:p>
        </text:list-item>
        <text:list-item>
          <text:p text:style-name="P86">Node IDs are shortened to 12 bit CAN-Aliases. <text:s/></text:p>
        </text:list-item>
        <text:list-item>
          <text:p text:style-name="P86">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3"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75149764776665" text:continue-list="list75151245397856" text:style-name="L2">
        <text:list-item>
          <text:p text:style-name="P80">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17856464"/><text:change-start text:change-id="ct105553117857424"/><text:span text:style-name="T29">Format</text:span><text:change-end text:change-id="ct105553117857424"/></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18082656"/><text:change-start text:change-id="ct105553118082896"/><text:span text:style-name="T29">format</text:span><text:change-end text:change-id="ct105553118082896"/>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18083136"/><text:change-start text:change-id="ct105553118083376"/><text:span text:style-name="T29">Format</text:span><text:change-end text:change-id="ct105553118083376"/></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17854720"/><text:change-start text:change-id="ct105553117854960"/><text:span text:style-name="T29">Format</text:span><text:change-end text:change-id="ct105553117854960"/> Values</text:p>
      <text:h text:style-name="Heading_20_4" text:outline-level="4"><text:bookmark-start text:name="__RefHeading___Toc3101_1797310152"/>Global and Addressed Messages, CAN Frame <text:change text:change-id="ct105553117855200"/><text:change-start text:change-id="ct105553117855440"/><text:span text:style-name="T29">Format</text:span><text:change-end text:change-id="ct105553117855440"/> 1 <text:bookmark-end text:name="__RefHeading___Toc3101_1797310152"/></text:h>
      <text:p text:style-name="Standard">Global and Addressed messages are those Common MTIs with the “stream and datagram” bits set to 0, and are mapped to and from CAN MTI <text:change text:change-id="ct105553117888512"/><text:change-start text:change-id="ct105553117888752"/><text:span text:style-name="T29">format</text:span><text:change-end text:change-id="ct105553117888752"/>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17888992"/><text:change-start text:change-id="ct105553117889232"/><text:span text:style-name="T29">Format</text:span><text:change-end text:change-id="ct105553117889232"/></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17889472"/><text:change-start text:change-id="ct105553117889712"/><text:span text:style-name="T29">Format</text:span><text:change-end text:change-id="ct105553117889712"/> 1<text:change text:change-id="ct105553117889952"/></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7">The two rr bits are reserved, and read and send as zeros. <text:s/></text:p>
        </text:list-item>
        <text:list-item>
          <text:p text:style-name="P87">The two ff bits can be used for packing and unpacking large messages to a sequence of CAN frames, see below. <text:s/>The coding is: <text:s/></text:p>
        </text:list-item>
      </text:list>
      <text:list text:style-name="L9">
        <text:list-item>
          <text:p text:style-name="P82">00 Only frame</text:p>
        </text:list-item>
        <text:list-item>
          <text:p text:style-name="P82">01 First frame of more than one</text:p>
        </text:list-item>
        <text:list-item>
          <text:p text:style-name="P82">10 Last frame of more than one</text:p>
        </text:list-item>
        <text:list-item>
          <text:p text:style-name="P82">11 Middle frame of more than 2.</text:p>
        </text:list-item>
        <text:list-item>
          <text:p text:style-name="P88">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4" text:outline-level="4"><text:bookmark-start text:name="__RefHeading___Toc3103_1797310152"/>Datagram and Stream Messages, CAN Frame <text:change text:change-id="ct105553117890192"/><text:change-start text:change-id="ct105553117890432"/><text:span text:style-name="T29">Format</text:span><text:change-end text:change-id="ct105553117890432"/>s 2-5 and 7<text:bookmark-end text:name="__RefHeading___Toc3103_1797310152"/></text:h>
      <text:p text:style-name="P45">Frame <text:change text:change-id="ct105553117890672"/><text:change-start text:change-id="ct105553117890912"/><text:span text:style-name="T29">Format</text:span><text:change-end text:change-id="ct105553117890912"/>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6" text:note-class="footnote"><text:note-citation>6</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17891152"/><text:span text:style-name="T26">MTI, </text:span><text:change-end text:change-id="ct105553117891152"/>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17891392"/><text:span text:style-name="T26">MTI, </text:span><text:change-end text:change-id="ct105553117891392"/>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17891632"/> <text:span text:style-name="T25">and </text:span><text:change-end text:change-id="ct105553117891632"/><text:change-start text:change-id="ct105553117891872"/><text:span text:style-name="T25">Sequencing</text:span><text:bookmark-end text:name="__RefHeading___Toc3129_1797310152"/><text:change-end text:change-id="ct105553117891872"/></text:h>
      <text:p text:style-name="P50">CAN implementations shall send the frames of a message <text:change text:change-id="ct105553117892112"/><text:change-start text:change-id="ct105553117892352"/><text:span text:style-name="T33">consecutively on the CAN bus, with no frames of equal or lower priority being interspersed</text:span><text:change-end text:change-id="ct105553117892352"/>. <text:change text:change-id="ct105553117892592"/>Higher-priority messages may be sent in the middle of a lower-priority message<text:change-start text:change-id="ct105553117892832"/>, <text:span text:style-name="T25">including when the higher priority message itself is fragmented into multiple frames</text:span><text:change-end text:change-id="ct105553117892832"/>.<text:change-start text:change-id="ct105553117893072"/></text:p>
      <text:p text:style-name="P50"><text:span text:style-name="T27">Gateways shall reassemble the frames of fragmented messages before sending them out on </text:span><text:change-end text:change-id="ct105553117893072"/><text:change-start text:change-id="ct105553117893312"/><text:span text:style-name="T27">data </text:span><text:change-end text:change-id="ct105553117893312"/><text:change-start text:change-id="ct105553117893552"/><text:span text:style-name="T27">links that support the necessary message length</text:span><text:change-end text:change-id="ct105553117893552"/><text:change-start text:change-id="ct105553117893792"/><text:span text:style-name="T27">, </text:span><text:span text:style-name="T28">unless otherwise stated by a specific Standard.</text:span><text:change-end text:change-id="ct105553117893792"/><text:change text:change-id="ct105553117894032"/><text:change text:change-id="ct105553117894272"/></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1181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17843680" text:id="ct105553117843680">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17844400" text:id="ct105553117844400">
            <text:insertion>
              <office:change-info>
                <dc:creator>Alex Shepherd</dc:creator>
                <dc:date>2021-05-01T00:31:51</dc:date>
              </office:change-info>
            </text:insertion>
          </text:changed-region>
        </text:tracked-changes>
        <text:p text:style-name="MP4"><text:change text:change-id="ct105553117843680"/><text:change-start text:change-id="ct10555311784440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17844400"/></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17846080" text:id="ct105553117846080">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17846320" text:id="ct105553117846320">
            <text:insertion>
              <office:change-info>
                <dc:creator>Alex Shepherd</dc:creator>
                <dc:date>2021-05-01T00:31:44</dc:date>
              </office:change-info>
            </text:insertion>
          </text:changed-region>
        </text:tracked-changes>
        <text:p text:style-name="MP8"><text:change text:change-id="ct105553117846080"/><text:change-start text:change-id="ct105553117846320"/><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17846320"/><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91</meta:editing-cycles>
    <meta:editing-duration>P40DT21H3M49S</meta:editing-duration>
    <meta:generator>LibreOffice/7.4.6.2$MacOSX_X86_64 LibreOffice_project/5b1f5509c2decdade7fda905e3e1429a67acd63d</meta:generator>
    <dc:date>2024-07-01T07:51:42.856293142</dc:date>
    <meta:keyword>OpenLCB Message Network Standard</meta:keyword>
    <dc:subject>Message Network</dc:subject>
    <dc:creator>Bob Jacobsen</dc:creator>
    <meta:document-statistic meta:table-count="25" meta:image-count="1" meta:object-count="0" meta:page-count="19" meta:paragraph-count="769" meta:word-count="4661" meta:character-count="28407" meta:non-whitespace-character-count="24145"/>
    <meta:user-defined meta:name="OLCBdate">Mar 30, 2023</meta:user-defined>
    <meta:user-defined meta:name="OLCBstatus">Draft</meta:user-defined>
    <meta:user-defined meta:name="OLCByear">2023</meta:user-defined>
  </office:meta>
</office:document-meta>
</file>